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style:style style:name="ce3" style:family="table-cell" style:parent-style-name="Default" style:data-style-name="N8106"/>
    <style:style style:name="ce2" style:family="table-cell" style:parent-style-name="Default">
      <style:table-cell-properties fo:wrap-option="wrap"/>
    </style:style>
    <style:style style:name="ce4" style:family="table-cell" style:parent-style-name="Default" style:data-style-name="N8107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07"/>
    <style:style style:name="ce6" style:family="table-cell" style:parent-style-name="Default" style:data-style-name="N8106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002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2" table:default-cell-style-name="ce3"/>
        <table:table-column table:style-name="co7" table:default-cell-style-name="Default"/>
        <table:table-column table:style-name="co2" table:number-columns-repeated="3" table:default-cell-style-name="ce3"/>
        <table:table-row table:style-name="ro1">
          <table:table-cell office:value-type="string">
            <text:p>Vergleich zu NOVAC oder Opt ich weiß nicht</text:p>
          </table:table-cell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3">
          <table:table-cell/>
          <table:table-cell table:style-name="Default"/>
          <table:table-cell table:style-name="Default" office:value-type="string">
            <text:p>Menge : 956</text:p>
          </table:table-cell>
          <table:table-cell table:style-name="Default" office:value-type="string">
            <text:p>Menge 130</text:p>
          </table:table-cell>
          <table:table-cell table:style-name="Default" office:value-type="string">
            <text:p>Amount of Data: <text:s/>4</text:p>
          </table:table-cell>
          <table:table-cell table:style-name="Default" office:value-type="string">
            <text:p>Amount of Data: <text:s/>64</text:p>
          </table:table-cell>
          <table:table-cell table:style-name="ce7" office:value-type="string">
            <text:p>Amount of Data: <text:s/>97 </text:p>
          </table:table-cell>
          <table:table-cell table:style-name="Default"/>
          <table:table-cell table:style-name="Default" office:value-type="string">
            <text:p>Mittel </text:p>
          </table:table-cell>
          <table:table-cell office:value-type="string">
            <text:p>mittel gewichtet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restrict </text:p>
          </table:table-cell>
          <table:table-cell table:style-name="Default"/>
          <table:table-cell table:style-name="Default" office:value-type="string">
            <text:p>D2J2200_0</text:p>
          </table:table-cell>
          <table:table-cell table:style-name="Default" office:value-type="string">
            <text:p>D2J2201_0</text:p>
          </table:table-cell>
          <table:table-cell table:style-name="Default" office:value-type="string">
            <text:p>I2J8546_0</text:p>
          </table:table-cell>
          <table:table-cell table:style-name="Default" office:value-type="string">
            <text:p>I2J8548</text:p>
          </table:table-cell>
          <table:table-cell table:style-name="Default" office:value-type="string">
            <text:p>D2J2140_0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4">
          <table:table-cell table:style-name="ce2" office:value-type="string">
            <text:p>DiffercenceTemperature; <text:s/>day_time_diff; Differencecolorindex; Datum</text:p>
          </table:table-cell>
          <table:table-cell table:style-name="Default"/>
          <table:table-cell table:style-name="ce4" office:value-type="float" office:value="1.2635332301">
            <text:p>1.2635332</text:p>
          </table:table-cell>
          <table:table-cell table:style-name="ce4" office:value-type="float" office:value="1.11143310521">
            <text:p>1.1114331</text:p>
          </table:table-cell>
          <table:table-cell table:style-name="ce4" office:value-type="float" office:value="1.55006602509">
            <text:p>1.5500660</text:p>
          </table:table-cell>
          <table:table-cell table:style-name="ce4" office:value-type="float" office:value="1.1695809321">
            <text:p>1.1695809</text:p>
          </table:table-cell>
          <table:table-cell table:style-name="ce4" office:value-type="float" office:value="1.16790900208">
            <text:p>1.1679090</text:p>
          </table:table-cell>
          <table:table-cell table:style-name="ce5"/>
          <table:table-cell table:style-name="Default" table:formula="of:=([.C5]+[.D5]+[.E5]+[.F5]+[.G5])/5" office:value-type="float" office:value="1.252504458916">
            <text:p>1,2525044589</text:p>
          </table:table-cell>
          <table:table-cell table:formula="of:=([.C5]*956+[.D5]*130+[.E5]*4+[.F5]*64+[.G5]*97)/(956+130+4+64+97)" office:value-type="float" office:value="1.2364226127973">
            <text:p>1,2364226128</text:p>
          </table:table-cell>
          <table:table-cell table:style-name="Default" table:number-columns-repeated="3"/>
        </table:table-row>
        <table:table-row table:style-name="ro1">
          <table:table-cell table:style-name="ce2"/>
          <table:table-cell table:style-name="Default"/>
          <table:table-cell table:style-name="ce4" office:value-type="float" office:value="0.884457140352">
            <text:p>0.8844571</text:p>
          </table:table-cell>
          <table:table-cell table:style-name="ce4" office:value-type="float" office:value="0.804860651143">
            <text:p>0.8048607</text:p>
          </table:table-cell>
          <table:table-cell table:style-name="ce4" office:value-type="float" office:value="1.62811584915">
            <text:p>1.6281158</text:p>
          </table:table-cell>
          <table:table-cell table:style-name="ce4" office:value-type="float" office:value="0.782815188987">
            <text:p>0.7828152</text:p>
          </table:table-cell>
          <table:table-cell table:style-name="ce4" office:value-type="float" office:value="0.994060782617">
            <text:p>0.9940608</text:p>
          </table:table-cell>
          <table:table-cell table:style-name="ce5"/>
          <table:table-cell table:style-name="Default" table:formula="of:=([.C6]+[.D6]+[.E6]+[.F6]+[.G6])/5" office:value-type="float" office:value="1.0188619224498">
            <text:p>1,0188619224</text:p>
          </table:table-cell>
          <table:table-cell table:formula="of:=([.C6]*956+[.D6]*130+[.E6]*4+[.F6]*64+[.G6]*97)/(956+130+4+64+97)" office:value-type="float" office:value="0.881862064133268">
            <text:p>0,8818620641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number-columns-repeated="5" table:style-name="ce5"/>
          <table:table-cell table:style-name="ce5"/>
          <table:table-cell table:style-name="Default" table:formula="of:=([.C7]+[.D7]+[.E7]+[.F7]+[.G7])/5" office:value-type="float" office:value="0">
            <text:p>0</text:p>
          </table:table-cell>
          <table:table-cell table:formula="of:=([.C7]*956+[.D7]*130+[.E7]*4+[.F7]*64+[.G7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not restricted</text:p>
          </table:table-cell>
          <table:table-cell table:style-name="Default"/>
          <table:table-cell table:number-columns-repeated="5" table:style-name="ce5"/>
          <table:table-cell table:style-name="ce5"/>
          <table:table-cell table:style-name="Default" table:formula="of:=([.C8]+[.D8]+[.E8]+[.F8]+[.G8])/5" office:value-type="float" office:value="0">
            <text:p>0</text:p>
          </table:table-cell>
          <table:table-cell table:formula="of:=([.C8]*956+[.D8]*130+[.E8]*4+[.F8]*64+[.G8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4">
          <table:table-cell table:style-name="ce2" office:value-type="string">
            <text:p>DiffercenceTemperature; <text:s/>day_time_diff; Differencecolorindex; Datum</text:p>
          </table:table-cell>
          <table:table-cell table:style-name="Default"/>
          <table:table-cell table:style-name="ce4" office:value-type="float" office:value="1.26378380711">
            <text:p>1.2637838</text:p>
          </table:table-cell>
          <table:table-cell table:style-name="ce4" office:value-type="float" office:value="1.11143310521">
            <text:p>1.1114331</text:p>
          </table:table-cell>
          <table:table-cell table:style-name="ce4" office:value-type="float" office:value="1.55006602509">
            <text:p>1.5500660</text:p>
          </table:table-cell>
          <table:table-cell table:style-name="ce4" office:value-type="float" office:value="1.17543121175">
            <text:p>1.1754312</text:p>
          </table:table-cell>
          <table:table-cell table:style-name="ce4" office:value-type="float" office:value="1.16068618242">
            <text:p>1.1606862</text:p>
          </table:table-cell>
          <table:table-cell table:style-name="ce5"/>
          <table:table-cell table:style-name="Default" table:formula="of:=([.C9]+[.D9]+[.E9]+[.F9]+[.G9])/5" office:value-type="float" office:value="1.252280066316">
            <text:p>1,2522800663</text:p>
          </table:table-cell>
          <table:table-cell table:formula="of:=([.C9]*956+[.D9]*130+[.E9]*4+[.F9]*64+[.G9]*97)/(956+130+4+64+97)" office:value-type="float" office:value="1.23635335301484">
            <text:p>1,236353353</text:p>
          </table:table-cell>
          <table:table-cell table:style-name="Default"/>
          <table:table-cell table:style-name="Default" table:formula="of:=([.J5]/[.J9]-1)*100" office:value-type="float" office:value="0.00560194076340004">
            <text:p>0,0056019408</text:p>
          </table:table-cell>
          <table:table-cell table:style-name="Default"/>
        </table:table-row>
        <table:table-row table:style-name="ro1">
          <table:table-cell table:style-name="ce2"/>
          <table:table-cell table:style-name="Default"/>
          <table:table-cell table:style-name="ce4" office:value-type="float" office:value="0.8856657771">
            <text:p>0.8856658</text:p>
          </table:table-cell>
          <table:table-cell table:style-name="ce4" office:value-type="float" office:value="0.804860651143">
            <text:p>0.8048607</text:p>
          </table:table-cell>
          <table:table-cell table:style-name="ce4" office:value-type="float" office:value="1.62811584915">
            <text:p>1.6281158</text:p>
          </table:table-cell>
          <table:table-cell table:style-name="ce4" office:value-type="float" office:value="0.936501268264">
            <text:p>0.9365013</text:p>
          </table:table-cell>
          <table:table-cell table:style-name="ce4" office:value-type="float" office:value="1.00800582327">
            <text:p>1.0080058</text:p>
          </table:table-cell>
          <table:table-cell table:style-name="ce5"/>
          <table:table-cell table:style-name="Default" table:formula="of:=([.C10]+[.D10]+[.E10]+[.F10]+[.G10])/5" office:value-type="float" office:value="1.0526298737854">
            <text:p>1,0526298738</text:p>
          </table:table-cell>
          <table:table-cell table:formula="of:=([.C10]*956+[.D10]*130+[.E10]*4+[.F10]*64+[.G10]*97)/(956+130+4+64+97)" office:value-type="float" office:value="0.891729398064649">
            <text:p>0,8917293981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number-columns-repeated="2" table:style-name="ce5"/>
          <table:table-cell table:style-name="ce4"/>
          <table:table-cell table:number-columns-repeated="2" table:style-name="ce5"/>
          <table:table-cell table:style-name="ce5"/>
          <table:table-cell table:style-name="Default" table:formula="of:=([.C11]+[.D11]+[.E11]+[.F11]+[.G11])/5" office:value-type="float" office:value="0">
            <text:p>0</text:p>
          </table:table-cell>
          <table:table-cell table:formula="of:=([.C11]*956+[.D11]*130+[.E11]*4+[.F11]*64+[.G11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number-columns-repeated="5" table:style-name="ce5"/>
          <table:table-cell table:style-name="ce5"/>
          <table:table-cell table:style-name="Default" table:formula="of:=([.C12]+[.D12]+[.E12]+[.F12]+[.G12])/5" office:value-type="float" office:value="0">
            <text:p>0</text:p>
          </table:table-cell>
          <table:table-cell table:formula="of:=([.C12]*956+[.D12]*130+[.E12]*4+[.F12]*64+[.G12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number-columns-repeated="5" table:style-name="ce5"/>
          <table:table-cell table:style-name="ce5"/>
          <table:table-cell table:style-name="Default" table:formula="of:=([.C13]+[.D13]+[.E13]+[.F13]+[.G13])/5" office:value-type="float" office:value="0">
            <text:p>0</text:p>
          </table:table-cell>
          <table:table-cell table:formula="of:=([.C13]*956+[.D13]*130+[.E13]*4+[.F13]*64+[.G13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number-columns-repeated="5" table:style-name="ce5"/>
          <table:table-cell table:style-name="ce5"/>
          <table:table-cell table:style-name="Default" table:formula="of:=([.C14]+[.D14]+[.E14]+[.F14]+[.G14])/5" office:value-type="float" office:value="0">
            <text:p>0</text:p>
          </table:table-cell>
          <table:table-cell table:formula="of:=([.C14]*956+[.D14]*130+[.E14]*4+[.F14]*64+[.G14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number-columns-repeated="5" table:style-name="ce5"/>
          <table:table-cell table:style-name="ce5"/>
          <table:table-cell table:style-name="Default" table:formula="of:=([.C15]+[.D15]+[.E15]+[.F15]+[.G15])/5" office:value-type="float" office:value="0">
            <text:p>0</text:p>
          </table:table-cell>
          <table:table-cell table:formula="of:=([.C15]*956+[.D15]*130+[.E15]*4+[.F15]*64+[.G15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number-columns-repeated="5" table:style-name="ce5"/>
          <table:table-cell table:style-name="ce5"/>
          <table:table-cell table:style-name="Default" table:formula="of:=([.C16]+[.D16]+[.E16]+[.F16]+[.G16])/5" office:value-type="float" office:value="0">
            <text:p>0</text:p>
          </table:table-cell>
          <table:table-cell table:formula="of:=([.C16]*956+[.D16]*130+[.E16]*4+[.F16]*64+[.G16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style-name="ce4"/>
          <table:table-cell table:number-columns-repeated="4" table:style-name="ce5"/>
          <table:table-cell table:style-name="ce5"/>
          <table:table-cell table:style-name="Default" table:formula="of:=([.C17]+[.D17]+[.E17]+[.F17]+[.G17])/5" office:value-type="float" office:value="0">
            <text:p>0</text:p>
          </table:table-cell>
          <table:table-cell table:formula="of:=([.C17]*956+[.D17]*130+[.E17]*4+[.F17]*64+[.G17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2">
          <table:table-cell table:style-name="ce2"/>
          <table:table-cell table:style-name="Default"/>
          <table:table-cell table:style-name="ce4"/>
          <table:table-cell table:number-columns-repeated="4" table:style-name="ce5"/>
          <table:table-cell table:style-name="ce5"/>
          <table:table-cell table:style-name="Default" table:formula="of:=([.C18]+[.D18]+[.E18]+[.F18]+[.G18])/5" office:value-type="float" office:value="0">
            <text:p>0</text:p>
          </table:table-cell>
          <table:table-cell table:formula="of:=([.C18]*956+[.D18]*130+[.E18]*4+[.F18]*64+[.G18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Alles : iter</text:p>
          </table:table-cell>
          <table:table-cell table:style-name="Default"/>
          <table:table-cell table:style-name="ce4" office:value-type="float" office:value="1.72714210539">
            <text:p>1.7271421</text:p>
          </table:table-cell>
          <table:table-cell table:style-name="ce4" office:value-type="float" office:value="2.15930847435">
            <text:p>2.1593085</text:p>
          </table:table-cell>
          <table:table-cell table:style-name="ce4" office:value-type="float" office:value="3.16895587608">
            <text:p>3.1689559</text:p>
          </table:table-cell>
          <table:table-cell table:style-name="ce4" office:value-type="float" office:value="1.0632646859">
            <text:p>1.0632647</text:p>
          </table:table-cell>
          <table:table-cell table:style-name="ce4" office:value-type="float" office:value="1.55136821516">
            <text:p>1.5513682</text:p>
          </table:table-cell>
          <table:table-cell table:style-name="ce5"/>
          <table:table-cell table:style-name="Default" table:formula="of:=([.C19]+[.D19]+[.E19]+[.F19]+[.G19])/5" office:value-type="float" office:value="1.934007871376">
            <text:p>1,9340078714</text:p>
          </table:table-cell>
          <table:table-cell table:formula="of:=([.C19]*956+[.D19]*130+[.E19]*4+[.F19]*64+[.G19]*97)/(956+130+4+64+97)" office:value-type="float" office:value="1.72906909247864">
            <text:p>1,7290690925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4" office:value-type="float" office:value="0.992073779353">
            <text:p>0.9920738</text:p>
          </table:table-cell>
          <table:table-cell table:style-name="ce4" office:value-type="float" office:value="1.43058260177">
            <text:p>1.4305826</text:p>
          </table:table-cell>
          <table:table-cell table:style-name="ce4" office:value-type="float" office:value="1.3766789369">
            <text:p>1.3766789</text:p>
          </table:table-cell>
          <table:table-cell table:style-name="ce4" office:value-type="float" office:value="0.948098504612">
            <text:p>0.9480985</text:p>
          </table:table-cell>
          <table:table-cell table:style-name="ce4" office:value-type="float" office:value="1.1648950359">
            <text:p>1.1648950</text:p>
          </table:table-cell>
          <table:table-cell table:style-name="ce5"/>
          <table:table-cell table:style-name="Default" table:formula="of:=([.C20]+[.D20]+[.E20]+[.F20]+[.G20])/5" office:value-type="float" office:value="1.182465771707">
            <text:p>1,1824657717</text:p>
          </table:table-cell>
          <table:table-cell table:formula="of:=([.C20]*956+[.D20]*130+[.E20]*4+[.F20]*64+[.G20]*97)/(956+130+4+64+97)" office:value-type="float" office:value="1.05002246987741">
            <text:p>1,0500224699</text:p>
          </table:table-cell>
          <table:table-cell table:style-name="Default" table:number-columns-repeated="3"/>
        </table:table-row>
        <table:table-row table:style-name="ro2">
          <table:table-cell table:number-columns-repeated="2"/>
          <table:table-cell table:number-columns-repeated="2"/>
          <table:table-cell table:number-columns-repeated="3" table:style-name="ce5"/>
          <table:table-cell table:style-name="ce5"/>
          <table:table-cell table:style-name="Default" table:formula="of:=([.C21]+[.D21]+[.E21]+[.F21]+[.G21])/5" office:value-type="float" office:value="0">
            <text:p>0</text:p>
          </table:table-cell>
          <table:table-cell table:formula="of:=([.C21]*956+[.D21]*130+[.E21]*4+[.F21]*64+[.G21]*97)/(956+130+4+64+97)" office:value-type="float" office:value="0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alles nn</text:p>
          </table:table-cell>
          <table:table-cell/>
          <table:table-cell table:style-name="ce6" office:value-type="float" office:value="2.35946578389">
            <text:p>2.359466</text:p>
          </table:table-cell>
          <table:table-cell table:style-name="ce6" office:value-type="float" office:value="1.38622269597">
            <text:p>1.386223</text:p>
          </table:table-cell>
          <table:table-cell table:number-columns-repeated="3" table:style-name="ce5"/>
          <table:table-cell table:style-name="ce5"/>
          <table:table-cell table:style-name="Default" table:formula="of:=([.C22]+[.D22]+[.E22]+[.F22]+[.G22])/2" office:value-type="float" office:value="1.87284423993">
            <text:p>1,8728442399</text:p>
          </table:table-cell>
          <table:table-cell table:formula="of:=([.C22]*956+[.D22]*130+[.E22]*4+[.F22]*64+[.G22]*97)/(956+130)" office:value-type="float" office:value="2.2429633884668">
            <text:p>2,2429633885</text:p>
          </table:table-cell>
          <table:table-cell table:style-name="Default"/>
          <table:table-cell table:style-name="Default" table:formula="of:=([.J5]/[.J22]-1)*100" office:value-type="float" office:value="-44.8754884205904">
            <text:p>-44,8754884206</text:p>
          </table:table-cell>
          <table:table-cell table:style-name="Default" table:formula="of:=[.J22]/[.J5]-1" office:value-type="float" office:value="0.814075030051648">
            <text:p>0,8140750301</text:p>
          </table:table-cell>
        </table:table-row>
        <table:table-row table:style-name="ro1">
          <table:table-cell table:number-columns-repeated="2"/>
          <table:table-cell table:style-name="ce6" office:value-type="float" office:value="1.32515542434">
            <text:p>1.325155</text:p>
          </table:table-cell>
          <table:table-cell table:style-name="ce6" office:value-type="float" office:value="0.850925775879">
            <text:p>0.850926</text:p>
          </table:table-cell>
          <table:table-cell table:number-columns-repeated="3" table:style-name="Default"/>
          <table:table-cell table:style-name="Default"/>
          <table:table-cell table:style-name="Default" table:formula="of:=([.C23]+[.D23]+[.E23]+[.F23]+[.G23])/5" office:value-type="float" office:value="0.4352162400438">
            <text:p>0,43521624</text:p>
          </table:table-cell>
          <table:table-cell table:formula="of:=([.C23]*956+[.D23]*130+[.E23]*4+[.F23]*64+[.G23]*97)/(956+130+4+64+97)" office:value-type="float" office:value="1.1010942738076">
            <text:p>1,1010942738</text:p>
          </table:table-cell>
          <table:table-cell table:style-name="Default" table:number-columns-repeated="3"/>
        </table:table-row>
        <table:table-row table:style-name="ro2">
          <table:table-cell table:number-columns-repeated="2"/>
          <table:table-cell table:number-columns-repeated="5"/>
          <table:table-cell/>
          <table:table-cell table:style-name="Default" table:formula="of:=([.C24]+[.D24]+[.E24]+[.F24]+[.G24])/5" office:value-type="float" office:value="0">
            <text:p>0</text:p>
          </table:table-cell>
          <table:table-cell table:formula="of:=([.C24]*956+[.D24]*130+[.E24]*4+[.F24]*64+[.G24]*97)/(956+130+4+64+97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5"/>
          <table:table-cell/>
          <table:table-cell table:style-name="Default" table:formula="of:=([.C25]+[.D25]+[.E25]+[.F25]+[.G25])/5" office:value-type="float" office:value="0">
            <text:p>0</text:p>
          </table:table-cell>
          <table:table-cell table:formula="of:=([.C25]*956+[.D25]*130+[.E25]*4+[.F25]*64+[.G25]*97)/(956+130+4+64+97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5"/>
          <table:table-cell/>
          <table:table-cell table:style-name="Default" table:formula="of:=([.C26]+[.D26]+[.E26]+[.F26]+[.G26])/5" office:value-type="float" office:value="0">
            <text:p>0</text:p>
          </table:table-cell>
          <table:table-cell table:formula="of:=([.C26]*956+[.D26]*130+[.E26]*4+[.F26]*64+[.G26]*97)/(956+130+4+64+97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5"/>
          <table:table-cell/>
          <table:table-cell table:style-name="Default" table:formula="of:=([.C27]+[.D27]+[.E27]+[.F27]+[.G27])/5" office:value-type="float" office:value="0">
            <text:p>0</text:p>
          </table:table-cell>
          <table:table-cell table:formula="of:=([.C27]*956+[.D27]*130+[.E27]*4+[.F27]*64+[.G27]*97)/(956+130+4+64+97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ur temp</text:p>
          </table:table-cell>
          <table:table-cell/>
          <table:table-cell table:style-name="ce6" office:value-type="float" office:value="1.45719532451">
            <text:p>1.457195</text:p>
          </table:table-cell>
          <table:table-cell table:style-name="ce6" office:value-type="float" office:value="1.17841501861">
            <text:p>1.178415</text:p>
          </table:table-cell>
          <table:table-cell table:style-name="ce6" office:value-type="float" office:value="2.14989621358">
            <text:p>2.149896</text:p>
          </table:table-cell>
          <table:table-cell table:style-name="ce6" office:value-type="float" office:value="1.2368772242">
            <text:p>1.236877</text:p>
          </table:table-cell>
          <table:table-cell table:style-name="ce6" office:value-type="float" office:value="1.45742533876">
            <text:p>1.457425</text:p>
          </table:table-cell>
          <table:table-cell/>
          <table:table-cell table:formula="of:=([.C28]+[.D28]+[.E28]+[.F28]+[.G28])/5" office:value-type="float" office:value="1.495961823932">
            <text:p>1.495962</text:p>
          </table:table-cell>
          <table:table-cell table:formula="of:=([.C28]*956+[.D28]*130+[.E28]*4+[.F28]*64+[.G28]*97)/(956+130+4+64+97)" office:value-type="float" office:value="1.41918678474317">
            <text:p>1,4191867847</text:p>
          </table:table-cell>
          <table:table-cell/>
          <table:table-cell table:formula="of:=([.J5]/[.J28]-1)*100" office:value-type="float" office:value="-12.8780914472046">
            <text:p>-12.878091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float" office:value="0.877723267784">
            <text:p>0.877723</text:p>
          </table:table-cell>
          <table:table-cell table:style-name="ce6" office:value-type="float" office:value="0.896156468521">
            <text:p>0.896156</text:p>
          </table:table-cell>
          <table:table-cell table:style-name="ce6" office:value-type="float" office:value="1.81101229562">
            <text:p>1.811012</text:p>
          </table:table-cell>
          <table:table-cell table:style-name="ce6" office:value-type="float" office:value="0.786002123597">
            <text:p>0.786002</text:p>
          </table:table-cell>
          <table:table-cell table:style-name="ce6" office:value-type="float" office:value="1.03514228592">
            <text:p>1.035142</text:p>
          </table:table-cell>
          <table:table-cell/>
          <table:table-cell table:formula="of:=([.C29]+[.D29]+[.E29]+[.F29]+[.G29])/5" office:value-type="float" office:value="1.0812072882884">
            <text:p>1.081207</text:p>
          </table:table-cell>
          <table:table-cell table:formula="of:=([.C29]*956+[.D29]*130+[.E29]*4+[.F29]*64+[.G29]*97)/(956+130+4+64+97)" office:value-type="float" office:value="0.890136508182384">
            <text:p>0,8901365082</text:p>
          </table:table-cell>
          <table:table-cell/>
          <table:table-cell table:formula="of:=([.J6]/[.J29]-1)*100" office:value-type="float" office:value="-0.929570237042765">
            <text:p>-0.929570</text:p>
          </table:table-cell>
          <table:table-cell/>
        </table:table-row>
        <table:table-row table:style-name="ro2">
          <table:table-cell table:number-columns-repeated="2"/>
          <table:table-cell table:number-columns-repeated="4"/>
          <table:table-cell table:style-name="ce8"/>
          <table:table-cell table:number-columns-repeated="2"/>
          <table:table-cell table:formula="of:=([.C30]*956+[.D30]*130+[.E30]*4+[.F30]*64+[.G30]*97)/(956+130+4+64+97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4"/>
          <table:table-cell table:style-name="ce8"/>
          <table:table-cell table:number-columns-repeated="2"/>
          <table:table-cell table:formula="of:=([.C31]*956+[.D31]*130+[.E31]*4+[.F31]*64+[.G31]*97)/(956+130+4+64+97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lles kein temp</text:p>
          </table:table-cell>
          <table:table-cell/>
          <table:table-cell table:number-columns-repeated="4"/>
          <table:table-cell table:style-name="ce8"/>
          <table:table-cell table:number-columns-repeated="2"/>
          <table:table-cell table:formula="of:=([.C32]*956+[.D32]*130+[.E32]*4+[.F32]*64+[.G32]*97)/(956+130+4+64+97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.16085231467">
            <text:p>2.160852</text:p>
          </table:table-cell>
          <table:table-cell table:style-name="ce6" office:value-type="float" office:value="1.66344281259">
            <text:p>1.663443</text:p>
          </table:table-cell>
          <table:table-cell table:style-name="ce6" office:value-type="float" office:value="1.11999379986">
            <text:p>1.119994</text:p>
          </table:table-cell>
          <table:table-cell table:style-name="ce6" office:value-type="float" office:value="1.1929784488">
            <text:p>1.192978</text:p>
          </table:table-cell>
          <table:table-cell table:style-name="ce6" office:value-type="float" office:value="1.28338624383">
            <text:p>1.283386</text:p>
          </table:table-cell>
          <table:table-cell table:number-columns-repeated="2"/>
          <table:table-cell table:formula="of:=([.C33]*956+[.D33]*130+[.E33]*4+[.F33]*64+[.G33]*97)/(956+130+4+64+97)" office:value-type="float" office:value="1.98828252600749">
            <text:p>1,988282526</text:p>
          </table:table-cell>
          <table:table-cell/>
          <table:table-cell table:formula="of:=([.J5]/[.J33]-1)*100" office:value-type="float" office:value="-37.814541111516">
            <text:p>-37.814541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float" office:value="1.30292215905">
            <text:p>1.302922</text:p>
          </table:table-cell>
          <table:table-cell table:style-name="ce6" office:value-type="float" office:value="1.0010668386">
            <text:p>1.001067</text:p>
          </table:table-cell>
          <table:table-cell table:style-name="ce6" office:value-type="float" office:value="0.956095311452">
            <text:p>0.956095</text:p>
          </table:table-cell>
          <table:table-cell table:style-name="ce6" office:value-type="float" office:value="0.779969741478">
            <text:p>0.779970</text:p>
          </table:table-cell>
          <table:table-cell table:style-name="ce6" office:value-type="float" office:value="0.870495746283">
            <text:p>0.870496</text:p>
          </table:table-cell>
          <table:table-cell table:number-columns-repeated="2"/>
          <table:table-cell table:formula="of:=([.C34]*956+[.D34]*130+[.E34]*4+[.F34]*64+[.G34]*97)/(956+130+4+64+97)" office:value-type="float" office:value="1.21016211443617">
            <text:p>1,2101621144</text:p>
          </table:table-cell>
          <table:table-cell/>
          <table:table-cell table:formula="of:=([.J6]/[.J34]-1)*100" office:value-type="float" office:value="-27.1286009028519">
            <text:p>-27.128601</text:p>
          </table:table-cell>
          <table:table-cell/>
        </table:table-row>
        <table:table-row table:style-name="ro1" table:number-rows-repeated="22">
          <table:table-cell table:number-columns-repeated="9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6" number:min-integer-digits="1"/>
    </number:number-style>
    <number:number-style style:name="N8107" number:language="en" number:country="GB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19.04.2018</text:date>, <text:time>11:45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45:35.33</meta:creation-date>
    <meta:editing-duration>PT1M40S</meta:editing-duration>
    <meta:editing-cycles>2</meta:editing-cycles>
    <meta:generator>OpenOffice/4.1.3$Win32 OpenOffice.org_project/413m1$Build-9783</meta:generator>
    <meta:initial-creator>NOVAC_Eval DOAS</meta:initial-creator>
    <dc:date>2018-04-19T11:45:45.90</dc:date>
    <dc:creator>NOVAC_Eval DOAS</dc:creator>
    <meta:document-statistic meta:table-count="3" meta:cell-count="233" meta:object-count="0"/>
  </office:meta>
</office:document-meta>
</file>